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2f4c7" officeooo:paragraph-rsid="0012f4c7"/>
    </style:style>
    <style:style style:name="P2" style:family="paragraph" style:parent-style-name="Standard">
      <style:text-properties officeooo:rsid="0019a9f2" officeooo:paragraph-rsid="0019a9f2"/>
    </style:style>
    <style:style style:name="P3" style:family="paragraph" style:parent-style-name="Standard">
      <style:text-properties fo:color="#000000" officeooo:rsid="0019a9f2" officeooo:paragraph-rsid="0019a9f2"/>
    </style:style>
    <style:style style:name="P4" style:family="paragraph" style:parent-style-name="Text_20_body">
      <style:text-properties officeooo:rsid="0012f4c7" officeooo:paragraph-rsid="0012f4c7"/>
    </style:style>
    <style:style style:name="P5" style:family="paragraph" style:parent-style-name="Text_20_body">
      <style:text-properties officeooo:rsid="0013bcf6" officeooo:paragraph-rsid="0013bcf6"/>
    </style:style>
    <style:style style:name="P6" style:family="paragraph" style:parent-style-name="Text_20_body">
      <style:text-properties officeooo:rsid="00158ad3" officeooo:paragraph-rsid="00158ad3"/>
    </style:style>
    <style:style style:name="P7" style:family="paragraph" style:parent-style-name="Text_20_body">
      <style:text-properties officeooo:rsid="00176973" officeooo:paragraph-rsid="00176973"/>
    </style:style>
    <style:style style:name="P8" style:family="paragraph" style:parent-style-name="Text_20_body">
      <style:text-properties officeooo:rsid="00186b87" officeooo:paragraph-rsid="00186b87"/>
    </style:style>
    <style:style style:name="P9" style:family="paragraph" style:parent-style-name="Text_20_body">
      <style:text-properties officeooo:paragraph-rsid="00186b87"/>
    </style:style>
    <style:style style:name="P10" style:family="paragraph" style:parent-style-name="Text_20_body">
      <style:text-properties officeooo:rsid="0019a9f2" officeooo:paragraph-rsid="0019a9f2"/>
    </style:style>
    <style:style style:name="P11" style:family="paragraph" style:parent-style-name="Text_20_body">
      <style:text-properties officeooo:rsid="001b6d76" officeooo:paragraph-rsid="001b6d76"/>
    </style:style>
    <style:style style:name="P12" style:family="paragraph" style:parent-style-name="Heading_20_1">
      <style:text-properties officeooo:rsid="0012f4c7" officeooo:paragraph-rsid="0012f4c7"/>
    </style:style>
    <style:style style:name="P13" style:family="paragraph" style:parent-style-name="Heading_20_1">
      <style:text-properties officeooo:rsid="001b6d76" officeooo:paragraph-rsid="001b6d76"/>
    </style:style>
    <style:style style:name="P14" style:family="paragraph" style:parent-style-name="Heading_20_2">
      <style:text-properties officeooo:rsid="00158ad3" officeooo:paragraph-rsid="00158ad3"/>
    </style:style>
    <style:style style:name="P15" style:family="paragraph" style:parent-style-name="Heading_20_2">
      <style:text-properties officeooo:rsid="00186b87" officeooo:paragraph-rsid="00186b87"/>
    </style:style>
    <style:style style:name="P16" style:family="paragraph" style:parent-style-name="Heading_20_3">
      <style:text-properties officeooo:rsid="0019a9f2" officeooo:paragraph-rsid="0019a9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6973" style:font-weight-asian="normal" style:font-weight-complex="normal"/>
    </style:style>
    <style:style style:name="T4" style:family="text">
      <style:text-properties officeooo:rsid="0013bcf6"/>
    </style:style>
    <style:style style:name="T5" style:family="text">
      <style:text-properties officeooo:rsid="0019a9f2"/>
    </style:style>
    <style:style style:name="T6" style:family="text">
      <style:text-properties fo:color="#0000ff" fo:background-color="#ffffff"/>
    </style:style>
    <style:style style:name="T7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de XML TEI – Cours 2</text:p>
      <text:p text:style-name="P4">Avec Pinche, date du mercredi 16 octobre</text:p>
      <text:p text:style-name="P4"/>
      <text:p text:style-name="P4">Les documents XML respectant des spécifications XML pour une syntaxe particulière (EAD, TEI) sont dits « <text:span text:style-name="T1">valides </text:span><text:span text:style-name="T2">».</text:span></text:p>
      <text:p text:style-name="P4"><text:span text:style-name="T2">Une DTD liste tout le balisage autorisé. </text:span><text:span text:style-name="T3">Il est à mettre au début.</text:span></text:p>
      <text:h text:style-name="P12" text:outline-level="1">Syntaxe DTD</text:h>
      <text:p text:style-name="P4">La syntaxe DTD est une base commençant (à l’intérieur) par un point d’exclamation.<text:line-break/>Exemple :</text:p>
      <text:p text:style-name="P4">&lt;!ELEMENT nom_element (contenu)&gt;</text:p>
      <text:p text:style-name="P4"/>
      <text:p text:style-name="P7">Toujours commencer l’annonce de la DTD par : &lt;! DOCTYPE [ mettre à l’intérieur des crochets tout ce qu’on déclare ]&gt;</text:p>
      <text:h text:style-name="P14" text:outline-level="2">Déclaration d’un éléments</text:h>
      <text:p text:style-name="P6">Déclarer un élément permet de dire ce qu’on veut à l’intérieur. Mettre PCDATA, c’est qu’on veut du texte à l’intérieur des balises.</text:p>
      <text:p text:style-name="P4">Element → indique qu’on crée un élément</text:p>
      <text:p text:style-name="P4">nom_element → <text:span text:style-name="T4">c’est le titre de la balise</text:span></text:p>
      <text:p text:style-name="P5">contenu → c’est ce que peut contenir la balise, par exemple du texte (mettre (#PCDATA), si on veut mettre un élément vide, mettre #EMPTY ← utile pour faire des éléments vides. On peut aussi mettre #ANY en contenu.</text:p>
      <text:p text:style-name="P5">Exemple :</text:p>
      <text:p text:style-name="P5">&lt;!ELEMENT titre (#PCDATA)&gt;</text:p>
      <text:p text:style-name="P5">&lt;!ELEMENT césure #EMPTY&gt;</text:p>
      <text:p text:style-name="P5">&lt;!ELEMENT paragraphe #ANY&gt;</text:p>
      <text:p text:style-name="P5">La mise en page exacte est respectée dans ces éléments, pour chacun.</text:p>
      <text:h text:style-name="P14" text:outline-level="2">Déclarer des sous-éléments</text:h>
      <text:p text:style-name="P6">Il faut écrire :</text:p>
      <text:p text:style-name="P6">&lt;!ELEMENT nom_element (nom_sousElement1, nom_sousElement2)&gt;</text:p>
      <text:p text:style-name="P6">Les éléments dans la parenthèse sont autorisés à être des balises à l’intérieur de la balise « nom_element ».</text:p>
      <text:p text:style-name="P6"><text:soft-page-break/>On peut associer aux sous éléments dans la parenthèse une valeur :</text:p>
      <text:p text:style-name="P6">? = zéro ou un élément dans la balise ;</text:p>
      <text:p text:style-name="P6">* = zéro ou plusieurs éléments ;</text:p>
      <text:p text:style-name="P6">+ = un ou plusieurs éléments.</text:p>
      <text:h text:style-name="P16" text:outline-level="3">Astuce : déclaration double</text:h>
      <text:p text:style-name="P10">Pour déclarer un sous élément et un élément, il faut faire :</text:p>
      <text:p text:style-name="P2"><text:span text:style-name="T6">&lt;!ELEMENT vers (#PCDATA | h)*&gt; </text:span></text:p>
      <text:p text:style-name="P3"><text:span text:style-name="T7">Où la valeur du sous élément est à mettre hors de la parenthèse, et on sépare entre des pipes.</text:span></text:p>
      <text:p text:style-name="P2"/>
      <text:h text:style-name="P15" text:outline-level="2">Déclarer des attributs</text:h>
      <text:p text:style-name="P9">&lt;!ATT<text:span text:style-name="T5">LIST </text:span>nom_element nom_attribut type_Données type_Attribut&gt;</text:p>
      <text:p text:style-name="P10">Attention : &lt;!ATTLIST doit être en majuscule.</text:p>
      <text:p text:style-name="P10"/>
      <text:p text:style-name="P8">Les type_Données disponibles  sont :</text:p>
      <text:p text:style-name="P8">-<text:tab/>CDATA : du texte, l’équivalent du PCDATA</text:p>
      <text:p text:style-name="P8">-<text:tab/>ID : un identifiant unique au document XML</text:p>
      <text:p text:style-name="P8">-<text:tab/>IDREF : fait référence à l’ID d’un autre endroit</text:p>
      <text:p text:style-name="P8"/>
      <text:p text:style-name="P8">Les type_attribut disponibles sont :</text:p>
      <text:p text:style-name="P8">-<text:tab/>#IMPLIED optionnel ;</text:p>
      <text:p text:style-name="P8">-<text:tab/>#REQUIRED obligatoire ;</text:p>
      <text:p text:style-name="P8">-<text:tab/>#FIXED à valeur fixe.</text:p>
      <text:h text:style-name="P13" text:outline-level="1">Enregistrer une DTD</text:h>
      <text:p text:style-name="P11">Pour créer un modèle DTD pré-enregistrer, il faut :</text:p>
      <text:p text:style-name="P11">Dans oxygen &gt; Fichier &gt; Nouveau &gt; taper « DTD » dans le filtre &gt; Ouvrir un « Document Type Definition » &gt; Mettre dans le document créé (en .dtd) notre dtd, sans le DOCTYPE avec crochet &gt; On enregistre.</text:p>
      <text:p text:style-name="P11">Pour réutiliser cette DTD : Document &gt; Schéma &gt; Associer un schéma &gt; type de schéma &gt; DTD &gt; puis rechercher dans les docs la dtd créée.</text:p>
      <text:p text:style-name="P11"/>
      <text:p text:style-name="P11"/>
      <text:h text:style-name="P1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4:25:15.038572436</meta:creation-date>
    <dc:date>2019-10-16T15:44:53.803295338</dc:date>
    <meta:editing-duration>PT27M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435" meta:character-count="2501" meta:non-whitespace-character-count="2108"/>
  </office:meta>
</office:document-meta>
</file>